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6cm" draw:fill="none" draw:fill-color="#ffffff" fo:padding-top="0.03cm" fo:padding-bottom="0.03cm" fo:padding-left="0.03cm" fo:padding-right="0.03cm"/>
    </style:style>
    <style:style style:name="gr2" style:family="graphic" style:parent-style-name="standard">
      <style:graphic-properties svg:stroke-width="0.08cm" draw:fill-color="#b3b3b3" fo:padding-top="-0.01cm" fo:padding-bottom="-0.01cm" fo:padding-left="-0.01cm" fo:padding-right="-0.01cm"/>
    </style:style>
    <style:style style:name="gr3" style:family="graphic" style:parent-style-name="standard">
      <style:graphic-properties svg:stroke-width="0.08cm" draw:fill-color="#ffffff" fo:padding-top="-0.01cm" fo:padding-bottom="-0.01cm" fo:padding-left="-0.01cm" fo:padding-right="-0.01cm"/>
    </style:style>
    <style:style style:name="gr4" style:family="graphic" style:parent-style-name="standard">
      <style:graphic-properties draw:stroke="none" draw:fill="none" draw:textarea-horizontal-align="center" draw:textarea-vertical-align="middle" draw:auto-grow-width="true" fo:min-height="0.952cm" fo:min-width="2.857cm"/>
    </style:style>
  </office:automatic-styles>
  <office:body>
    <office:drawing>
      <draw:page draw:name="page1" draw:style-name="dp1" draw:master-page-name="Default">
        <draw:g>
          <draw:glue-point draw:id="4" svg:x="0cm" svg:y="0.079cm"/>
          <draw:glue-point draw:id="5" svg:x="0cm" svg:y="-3.016cm"/>
          <draw:polygon draw:style-name="gr1" draw:layer="layout" svg:width="2.857cm" svg:height="0.794cm" svg:x="0cm" svg:y="0cm" svg:viewBox="0 0 2858 795" draw:points="0,159 571,159 952,0 1905,0 2191,159 2858,159 2858,795 0,795">
            <text:p/>
          </draw:polygon>
          <draw:rect draw:style-name="gr2" draw:layer="layout" svg:width="2.571cm" svg:height="0.476cm" svg:x="0.143cm" svg:y="0.238cm">
            <text:p/>
          </draw:rect>
          <draw:circle draw:style-name="gr3" draw:layer="layout" svg:width="0.317cm" svg:height="0.317cm" svg:x="0.298cm" svg:y="0.317cm">
            <text:p/>
          </draw:circle>
          <draw:circle draw:style-name="gr3" draw:layer="layout" svg:width="0.317cm" svg:height="0.317cm" svg:x="0.927cm" svg:y="0.317cm">
            <text:p/>
          </draw:circle>
          <draw:circle draw:style-name="gr3" draw:layer="layout" svg:width="0.317cm" svg:height="0.317cm" svg:x="1.584cm" svg:y="0.317cm">
            <text:p/>
          </draw:circle>
          <draw:circle draw:style-name="gr3" draw:layer="layout" svg:width="0.317cm" svg:height="0.317cm" svg:x="2.213cm" svg:y="0.317cm">
            <text:p/>
          </draw:circle>
          <draw:frame draw:style-name="gr4" draw:layer="layout" svg:width="2.857cm" svg:height="1.025cm" svg:x="0cm" svg:y="1.012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Modem</dc:title>
    <meta:creation-date>2011-02-07T17:12:42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